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2071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1.2866in" svg:height="8.0854in" svg:x="6.8886in" svg:y="3.0457in">
            <draw:object draw:notify-on-update-of-ranges="Sheet1.A2:Sheet1.A18 Sheet1.A1:Sheet1.A1 Sheet1.E2:Sheet1.E18 Sheet1.A60:Sheet1.A60 Sheet1.E61:Sheet1.E77 Sheet1.A61:Sheet1.A77 Sheet1.A23:Sheet1.A39 Sheet1.A22:Sheet1.A22 Sheet1.E23:Sheet1.E39 Sheet1.A42:Sheet1.A58 Sheet1.A41:Sheet1.A41 Sheet1.E42:Sheet1.E5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N=4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<text:s text:c="2"/></text:p>
          </table:table-cell>
          <table:table-cell office:value-type="float" office:value="0.052083678">
            <text:p>0.052083678</text:p>
          </table:table-cell>
          <table:table-cell office:value-type="float" office:value="0.052080406">
            <text:p>0.052080406</text:p>
          </table:table-cell>
          <table:table-cell office:value-type="float" office:value="26.067342">
            <text:p>26.06734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 text:c="2"/></text:p>
          </table:table-cell>
          <table:table-cell office:value-type="float" office:value="0.040051546">
            <text:p>0.040051546</text:p>
          </table:table-cell>
          <table:table-cell office:value-type="float" office:value="0.040048354">
            <text:p>0.040048354</text:p>
          </table:table-cell>
          <table:table-cell office:value-type="float" office:value="20.083123">
            <text:p>20.083123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s text:c="2"/></text:p>
          </table:table-cell>
          <table:table-cell office:value-type="float" office:value="0.02957268">
            <text:p>0.02957268</text:p>
          </table:table-cell>
          <table:table-cell office:value-type="float" office:value="0.029569376">
            <text:p>0.029569376</text:p>
          </table:table-cell>
          <table:table-cell office:value-type="float" office:value="14.804955">
            <text:p>14.80495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s text:c="2"/></text:p>
          </table:table-cell>
          <table:table-cell office:value-type="float" office:value="0.020687518">
            <text:p>0.020687518</text:p>
          </table:table-cell>
          <table:table-cell office:value-type="float" office:value="0.020684608">
            <text:p>0.020684608</text:p>
          </table:table-cell>
          <table:table-cell office:value-type="float" office:value="10.372058">
            <text:p>10.37205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 text:c="2"/></text:p>
          </table:table-cell>
          <table:table-cell office:value-type="float" office:value="0.013361084">
            <text:p>0.013361084</text:p>
          </table:table-cell>
          <table:table-cell office:value-type="float" office:value="0.01335798">
            <text:p>0.01335798</text:p>
          </table:table-cell>
          <table:table-cell office:value-type="float" office:value="6.692927">
            <text:p>6.69292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 text:c="2"/></text:p>
          </table:table-cell>
          <table:table-cell office:value-type="float" office:value="0.007661658">
            <text:p>0.007661658</text:p>
          </table:table-cell>
          <table:table-cell office:value-type="float" office:value="0.007657498">
            <text:p>0.007657498</text:p>
          </table:table-cell>
          <table:table-cell office:value-type="float" office:value="3.840491">
            <text:p>3.84049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<text:s text:c="2"/></text:p>
          </table:table-cell>
          <table:table-cell office:value-type="float" office:value="0.00356518">
            <text:p>0.00356518</text:p>
          </table:table-cell>
          <table:table-cell office:value-type="float" office:value="0.003562132">
            <text:p>0.003562132</text:p>
          </table:table-cell>
          <table:table-cell office:value-type="float" office:value="1.79183">
            <text:p>1.7918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</text:p>
          </table:table-cell>
          <table:table-cell office:value-type="float" office:value="0.001080748">
            <text:p>0.001080748</text:p>
          </table:table-cell>
          <table:table-cell office:value-type="float" office:value="0.001077802">
            <text:p>0.001077802</text:p>
          </table:table-cell>
          <table:table-cell office:value-type="float" office:value="0.550478">
            <text:p>0.55047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</text:p>
          </table:table-cell>
          <table:table-cell office:value-type="float" office:value="0.000870716">
            <text:p>0.000870716</text:p>
          </table:table-cell>
          <table:table-cell office:value-type="float" office:value="0.000868002">
            <text:p>0.000868002</text:p>
          </table:table-cell>
          <table:table-cell office:value-type="float" office:value="0.438439">
            <text:p>0.43843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</text:p>
          </table:table-cell>
          <table:table-cell office:value-type="float" office:value="0.000771146">
            <text:p>0.000771146</text:p>
          </table:table-cell>
          <table:table-cell office:value-type="float" office:value="0.000767476">
            <text:p>0.000767476</text:p>
          </table:table-cell>
          <table:table-cell office:value-type="float" office:value="0.393812">
            <text:p>0.39381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</text:p>
          </table:table-cell>
          <table:table-cell office:value-type="float" office:value="0.000764708">
            <text:p>0.000764708</text:p>
          </table:table-cell>
          <table:table-cell office:value-type="float" office:value="0.000759586">
            <text:p>0.000759586</text:p>
          </table:table-cell>
          <table:table-cell office:value-type="float" office:value="0.385079">
            <text:p>0.38507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</text:p>
          </table:table-cell>
          <table:table-cell office:value-type="float" office:value="0.000506952">
            <text:p>0.000506952</text:p>
          </table:table-cell>
          <table:table-cell office:value-type="float" office:value="0.00050212">
            <text:p>0.00050212</text:p>
          </table:table-cell>
          <table:table-cell office:value-type="float" office:value="0.256073">
            <text:p>0.25607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</text:p>
          </table:table-cell>
          <table:table-cell office:value-type="float" office:value="0.000427638">
            <text:p>0.000427638</text:p>
          </table:table-cell>
          <table:table-cell office:value-type="float" office:value="0.000424642">
            <text:p>0.000424642</text:p>
          </table:table-cell>
          <table:table-cell office:value-type="float" office:value="0.219093">
            <text:p>0.21909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</text:p>
          </table:table-cell>
          <table:table-cell office:value-type="float" office:value="0.000321234">
            <text:p>0.000321234</text:p>
          </table:table-cell>
          <table:table-cell office:value-type="float" office:value="0.000318484">
            <text:p>0.000318484</text:p>
          </table:table-cell>
          <table:table-cell office:value-type="float" office:value="0.165053">
            <text:p>0.16505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</text:p>
          </table:table-cell>
          <table:table-cell office:value-type="float" office:value="0.000287214">
            <text:p>0.000287214</text:p>
          </table:table-cell>
          <table:table-cell office:value-type="float" office:value="0.000282414">
            <text:p>0.000282414</text:p>
          </table:table-cell>
          <table:table-cell office:value-type="float" office:value="0.145221">
            <text:p>0.14522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</text:p>
          </table:table-cell>
          <table:table-cell office:value-type="float" office:value="0.000198828">
            <text:p>0.000198828</text:p>
          </table:table-cell>
          <table:table-cell office:value-type="float" office:value="0.0001939">
            <text:p>0.0001939</text:p>
          </table:table-cell>
          <table:table-cell office:value-type="float" office:value="0.100519">
            <text:p>0.1005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</text:p>
          </table:table-cell>
          <table:table-cell office:value-type="float" office:value="0.000163724">
            <text:p>0.000163724</text:p>
          </table:table-cell>
          <table:table-cell office:value-type="float" office:value="0.000159032">
            <text:p>0.000159032</text:p>
          </table:table-cell>
          <table:table-cell office:value-type="float" office:value="0.083459">
            <text:p>0.083459</text:p>
          </table:table-cell>
        </table:table-row>
        <table:table-row table:style-name="ro2" table:number-rows-repeated="3">
          <table:table-cell table:number-columns-repeated="5"/>
        </table:table-row>
        <table:table-row table:style-name="ro1">
          <table:table-cell office:value-type="string">
            <text:p>N=8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<text:s text:c="2"/></text:p>
          </table:table-cell>
          <table:table-cell office:value-type="float" office:value="0.025579056">
            <text:p>0.025579056</text:p>
          </table:table-cell>
          <table:table-cell office:value-type="float" office:value="0.025575918">
            <text:p>0.025575918</text:p>
          </table:table-cell>
          <table:table-cell office:value-type="float" office:value="12.814592">
            <text:p>12.81459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 text:c="2"/></text:p>
          </table:table-cell>
          <table:table-cell office:value-type="float" office:value="0.02018223">
            <text:p>0.02018223</text:p>
          </table:table-cell>
          <table:table-cell office:value-type="float" office:value="0.020179174">
            <text:p>0.020179174</text:p>
          </table:table-cell>
          <table:table-cell office:value-type="float" office:value="10.112502">
            <text:p>10.11250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s text:c="2"/></text:p>
          </table:table-cell>
          <table:table-cell office:value-type="float" office:value="0.016858496">
            <text:p>0.016858496</text:p>
          </table:table-cell>
          <table:table-cell office:value-type="float" office:value="0.016855164">
            <text:p>0.016855164</text:p>
          </table:table-cell>
          <table:table-cell office:value-type="float" office:value="8.447921">
            <text:p>8.44792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s text:c="2"/></text:p>
          </table:table-cell>
          <table:table-cell office:value-type="float" office:value="0.012778464">
            <text:p>0.012778464</text:p>
          </table:table-cell>
          <table:table-cell office:value-type="float" office:value="0.012775122">
            <text:p>0.012775122</text:p>
          </table:table-cell>
          <table:table-cell office:value-type="float" office:value="6.404977">
            <text:p>6.404977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 text:c="2"/></text:p>
          </table:table-cell>
          <table:table-cell office:value-type="float" office:value="0.007637394">
            <text:p>0.007637394</text:p>
          </table:table-cell>
          <table:table-cell office:value-type="float" office:value="0.007633706">
            <text:p>0.007633706</text:p>
          </table:table-cell>
          <table:table-cell office:value-type="float" office:value="3.831685">
            <text:p>3.83168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 text:c="2"/></text:p>
          </table:table-cell>
          <table:table-cell office:value-type="float" office:value="0.005076314">
            <text:p>0.005076314</text:p>
          </table:table-cell>
          <table:table-cell office:value-type="float" office:value="0.005071804">
            <text:p>0.005071804</text:p>
          </table:table-cell>
          <table:table-cell office:value-type="float" office:value="2.548686">
            <text:p>2.54868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<text:s text:c="2"/></text:p>
          </table:table-cell>
          <table:table-cell office:value-type="float" office:value="0.002759196">
            <text:p>0.002759196</text:p>
          </table:table-cell>
          <table:table-cell office:value-type="float" office:value="0.002754286">
            <text:p>0.002754286</text:p>
          </table:table-cell>
          <table:table-cell office:value-type="float" office:value="1.386261">
            <text:p>1.38626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</text:p>
          </table:table-cell>
          <table:table-cell office:value-type="float" office:value="0.00067564">
            <text:p>0.00067564</text:p>
          </table:table-cell>
          <table:table-cell office:value-type="float" office:value="0.00067247">
            <text:p>0.00067247</text:p>
          </table:table-cell>
          <table:table-cell office:value-type="float" office:value="0.34131">
            <text:p>0.3413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</text:p>
          </table:table-cell>
          <table:table-cell office:value-type="float" office:value="0.000610886">
            <text:p>0.000610886</text:p>
          </table:table-cell>
          <table:table-cell office:value-type="float" office:value="0.00060752">
            <text:p>0.00060752</text:p>
          </table:table-cell>
          <table:table-cell office:value-type="float" office:value="0.308696">
            <text:p>0.30869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</text:p>
          </table:table-cell>
          <table:table-cell office:value-type="float" office:value="0.000575404">
            <text:p>0.000575404</text:p>
          </table:table-cell>
          <table:table-cell office:value-type="float" office:value="0.000569896">
            <text:p>0.000569896</text:p>
          </table:table-cell>
          <table:table-cell office:value-type="float" office:value="0.290691">
            <text:p>0.29069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</text:p>
          </table:table-cell>
          <table:table-cell office:value-type="float" office:value="0.00045839">
            <text:p>0.00045839</text:p>
          </table:table-cell>
          <table:table-cell office:value-type="float" office:value="0.000454542">
            <text:p>0.000454542</text:p>
          </table:table-cell>
          <table:table-cell office:value-type="float" office:value="0.233">
            <text:p>0.23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</text:p>
          </table:table-cell>
          <table:table-cell office:value-type="float" office:value="0.000418562">
            <text:p>0.000418562</text:p>
          </table:table-cell>
          <table:table-cell office:value-type="float" office:value="0.00041502">
            <text:p>0.00041502</text:p>
          </table:table-cell>
          <table:table-cell office:value-type="float" office:value="0.21329">
            <text:p>0.2132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</text:p>
          </table:table-cell>
          <table:table-cell office:value-type="float" office:value="0.000695558">
            <text:p>0.000695558</text:p>
          </table:table-cell>
          <table:table-cell office:value-type="float" office:value="0.000692002">
            <text:p>0.000692002</text:p>
          </table:table-cell>
          <table:table-cell office:value-type="float" office:value="0.351272">
            <text:p>0.35127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</text:p>
          </table:table-cell>
          <table:table-cell office:value-type="float" office:value="0.00050588">
            <text:p>0.00050588</text:p>
          </table:table-cell>
          <table:table-cell office:value-type="float" office:value="0.000502296">
            <text:p>0.000502296</text:p>
          </table:table-cell>
          <table:table-cell office:value-type="float" office:value="0.255807">
            <text:p>0.25580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</text:p>
          </table:table-cell>
          <table:table-cell office:value-type="float" office:value="0.000407798">
            <text:p>0.000407798</text:p>
          </table:table-cell>
          <table:table-cell office:value-type="float" office:value="0.000404298">
            <text:p>0.000404298</text:p>
          </table:table-cell>
          <table:table-cell office:value-type="float" office:value="0.206834">
            <text:p>0.20683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</text:p>
          </table:table-cell>
          <table:table-cell office:value-type="float" office:value="0.000436446">
            <text:p>0.000436446</text:p>
          </table:table-cell>
          <table:table-cell office:value-type="float" office:value="0.000433336">
            <text:p>0.000433336</text:p>
          </table:table-cell>
          <table:table-cell office:value-type="float" office:value="0.22074">
            <text:p>0.2207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</text:p>
          </table:table-cell>
          <table:table-cell office:value-type="float" office:value="0.000329822">
            <text:p>0.000329822</text:p>
          </table:table-cell>
          <table:table-cell office:value-type="float" office:value="0.000326412">
            <text:p>0.000326412</text:p>
          </table:table-cell>
          <table:table-cell office:value-type="float" office:value="0.16656">
            <text:p>0.166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=2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<text:s text:c="2"/></text:p>
          </table:table-cell>
          <table:table-cell office:value-type="float" office:value="0.101369896">
            <text:p>0.101369896</text:p>
          </table:table-cell>
          <table:table-cell office:value-type="float" office:value="0.101366884">
            <text:p>0.101366884</text:p>
          </table:table-cell>
          <table:table-cell office:value-type="float" office:value="50.759848">
            <text:p>50.75984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 text:c="2"/></text:p>
          </table:table-cell>
          <table:table-cell office:value-type="float" office:value="0.078152002">
            <text:p>0.078152002</text:p>
          </table:table-cell>
          <table:table-cell office:value-type="float" office:value="0.078149274">
            <text:p>0.078149274</text:p>
          </table:table-cell>
          <table:table-cell office:value-type="float" office:value="39.097392">
            <text:p>39.09739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s text:c="2"/></text:p>
          </table:table-cell>
          <table:table-cell office:value-type="float" office:value="0.057604524">
            <text:p>0.057604524</text:p>
          </table:table-cell>
          <table:table-cell office:value-type="float" office:value="0.057601456">
            <text:p>0.057601456</text:p>
          </table:table-cell>
          <table:table-cell office:value-type="float" office:value="28.820919">
            <text:p>28.82091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s text:c="2"/></text:p>
          </table:table-cell>
          <table:table-cell office:value-type="float" office:value="0.040016124">
            <text:p>0.040016124</text:p>
          </table:table-cell>
          <table:table-cell office:value-type="float" office:value="0.040013216">
            <text:p>0.040013216</text:p>
          </table:table-cell>
          <table:table-cell office:value-type="float" office:value="20.055623">
            <text:p>20.05562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 text:c="2"/></text:p>
          </table:table-cell>
          <table:table-cell office:value-type="float" office:value="0.02597268">
            <text:p>0.02597268</text:p>
          </table:table-cell>
          <table:table-cell office:value-type="float" office:value="0.025969826">
            <text:p>0.025969826</text:p>
          </table:table-cell>
          <table:table-cell office:value-type="float" office:value="13.014284">
            <text:p>13.01428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 text:c="2"/></text:p>
          </table:table-cell>
          <table:table-cell office:value-type="float" office:value="0.014820574">
            <text:p>0.014820574</text:p>
          </table:table-cell>
          <table:table-cell office:value-type="float" office:value="0.014817772">
            <text:p>0.014817772</text:p>
          </table:table-cell>
          <table:table-cell office:value-type="float" office:value="7.431293">
            <text:p>7.431293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<text:s text:c="2"/></text:p>
          </table:table-cell>
          <table:table-cell office:value-type="float" office:value="0.006802254">
            <text:p>0.006802254</text:p>
          </table:table-cell>
          <table:table-cell office:value-type="float" office:value="0.006799206">
            <text:p>0.006799206</text:p>
          </table:table-cell>
          <table:table-cell office:value-type="float" office:value="3.407607">
            <text:p>3.40760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</text:p>
          </table:table-cell>
          <table:table-cell office:value-type="float" office:value="0.001902478">
            <text:p>0.001902478</text:p>
          </table:table-cell>
          <table:table-cell office:value-type="float" office:value="0.001899766">
            <text:p>0.001899766</text:p>
          </table:table-cell>
          <table:table-cell office:value-type="float" office:value="0.954711">
            <text:p>0.95471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</text:p>
          </table:table-cell>
          <table:table-cell office:value-type="float" office:value="0.00158557">
            <text:p>0.00158557</text:p>
          </table:table-cell>
          <table:table-cell office:value-type="float" office:value="0.0015828">
            <text:p>0.0015828</text:p>
          </table:table-cell>
          <table:table-cell office:value-type="float" office:value="0.802087">
            <text:p>0.80208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</text:p>
          </table:table-cell>
          <table:table-cell office:value-type="float" office:value="0.001312238">
            <text:p>0.001312238</text:p>
          </table:table-cell>
          <table:table-cell office:value-type="float" office:value="0.001309302">
            <text:p>0.001309302</text:p>
          </table:table-cell>
          <table:table-cell office:value-type="float" office:value="0.664451">
            <text:p>0.66445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</text:p>
          </table:table-cell>
          <table:table-cell office:value-type="float" office:value="0.001037242">
            <text:p>0.001037242</text:p>
          </table:table-cell>
          <table:table-cell office:value-type="float" office:value="0.001034426">
            <text:p>0.001034426</text:p>
          </table:table-cell>
          <table:table-cell office:value-type="float" office:value="0.521254">
            <text:p>0.52125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</text:p>
          </table:table-cell>
          <table:table-cell office:value-type="float" office:value="0.000829374">
            <text:p>0.000829374</text:p>
          </table:table-cell>
          <table:table-cell office:value-type="float" office:value="0.000826644">
            <text:p>0.000826644</text:p>
          </table:table-cell>
          <table:table-cell office:value-type="float" office:value="0.4212">
            <text:p>0.421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</text:p>
          </table:table-cell>
          <table:table-cell office:value-type="float" office:value="0.000609592">
            <text:p>0.000609592</text:p>
          </table:table-cell>
          <table:table-cell office:value-type="float" office:value="0.000606826">
            <text:p>0.000606826</text:p>
          </table:table-cell>
          <table:table-cell office:value-type="float" office:value="0.30684">
            <text:p>0.3068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</text:p>
          </table:table-cell>
          <table:table-cell office:value-type="float" office:value="0.000432908">
            <text:p>0.000432908</text:p>
          </table:table-cell>
          <table:table-cell office:value-type="float" office:value="0.000430308">
            <text:p>0.000430308</text:p>
          </table:table-cell>
          <table:table-cell office:value-type="float" office:value="0.218238">
            <text:p>0.218238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</text:p>
          </table:table-cell>
          <table:table-cell office:value-type="float" office:value="0.000384754">
            <text:p>0.000384754</text:p>
          </table:table-cell>
          <table:table-cell office:value-type="float" office:value="0.000381828">
            <text:p>0.000381828</text:p>
          </table:table-cell>
          <table:table-cell office:value-type="float" office:value="0.195892">
            <text:p>0.1958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</text:p>
          </table:table-cell>
          <table:table-cell office:value-type="float" office:value="0.00018634">
            <text:p>0.00018634</text:p>
          </table:table-cell>
          <table:table-cell office:value-type="float" office:value="0.000183534">
            <text:p>0.000183534</text:p>
          </table:table-cell>
          <table:table-cell office:value-type="float" office:value="0.094646">
            <text:p>0.0946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</text:p>
          </table:table-cell>
          <table:table-cell office:value-type="float" office:value="0.000126574">
            <text:p>0.000126574</text:p>
          </table:table-cell>
          <table:table-cell office:value-type="float" office:value="0.000122996">
            <text:p>0.000122996</text:p>
          </table:table-cell>
          <table:table-cell office:value-type="float" office:value="0.065146">
            <text:p>0.06514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N=1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<text:s text:c="2"/></text:p>
          </table:table-cell>
          <table:table-cell office:value-type="float" office:value="0.20303302">
            <text:p>0.20303302</text:p>
          </table:table-cell>
          <table:table-cell office:value-type="float" office:value="0.203029976">
            <text:p>0.203029976</text:p>
          </table:table-cell>
          <table:table-cell office:value-type="float" office:value="101.582958">
            <text:p>101.58295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<text:s text:c="2"/></text:p>
          </table:table-cell>
          <table:table-cell office:value-type="float" office:value="0.155820234">
            <text:p>0.155820234</text:p>
          </table:table-cell>
          <table:table-cell office:value-type="float" office:value="0.155817278">
            <text:p>0.155817278</text:p>
          </table:table-cell>
          <table:table-cell office:value-type="float" office:value="77.976418">
            <text:p>77.97641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<text:s text:c="2"/></text:p>
          </table:table-cell>
          <table:table-cell office:value-type="float" office:value="0.114468742">
            <text:p>0.114468742</text:p>
          </table:table-cell>
          <table:table-cell office:value-type="float" office:value="0.114465744">
            <text:p>0.114465744</text:p>
          </table:table-cell>
          <table:table-cell office:value-type="float" office:value="57.291144">
            <text:p>57.291144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<text:s text:c="2"/></text:p>
          </table:table-cell>
          <table:table-cell office:value-type="float" office:value="0.07985262">
            <text:p>0.07985262</text:p>
          </table:table-cell>
          <table:table-cell office:value-type="float" office:value="0.07984975">
            <text:p>0.07984975</text:p>
          </table:table-cell>
          <table:table-cell office:value-type="float" office:value="39.973768">
            <text:p>39.97376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<text:s text:c="2"/></text:p>
          </table:table-cell>
          <table:table-cell office:value-type="float" office:value="0.051400952">
            <text:p>0.051400952</text:p>
          </table:table-cell>
          <table:table-cell office:value-type="float" office:value="0.051398164">
            <text:p>0.051398164</text:p>
          </table:table-cell>
          <table:table-cell office:value-type="float" office:value="25.738711">
            <text:p>25.73871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<text:s text:c="2"/></text:p>
          </table:table-cell>
          <table:table-cell office:value-type="float" office:value="0.029239652">
            <text:p>0.029239652</text:p>
          </table:table-cell>
          <table:table-cell office:value-type="float" office:value="0.029236866">
            <text:p>0.029236866</text:p>
          </table:table-cell>
          <table:table-cell office:value-type="float" office:value="14.64855">
            <text:p>14.6485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<text:s text:c="2"/></text:p>
          </table:table-cell>
          <table:table-cell office:value-type="float" office:value="0.013337442">
            <text:p>0.013337442</text:p>
          </table:table-cell>
          <table:table-cell office:value-type="float" office:value="0.013334558">
            <text:p>0.013334558</text:p>
          </table:table-cell>
          <table:table-cell office:value-type="float" office:value="6.688118">
            <text:p>6.688118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<text:s text:c="2"/></text:p>
          </table:table-cell>
          <table:table-cell office:value-type="float" office:value="0.003612942">
            <text:p>0.003612942</text:p>
          </table:table-cell>
          <table:table-cell office:value-type="float" office:value="0.003610078">
            <text:p>0.003610078</text:p>
          </table:table-cell>
          <table:table-cell office:value-type="float" office:value="1.816543">
            <text:p>1.81654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<text:s text:c="2"/></text:p>
          </table:table-cell>
          <table:table-cell office:value-type="float" office:value="0.002981996">
            <text:p>0.002981996</text:p>
          </table:table-cell>
          <table:table-cell office:value-type="float" office:value="0.00297922">
            <text:p>0.00297922</text:p>
          </table:table-cell>
          <table:table-cell office:value-type="float" office:value="1.500146">
            <text:p>1.50014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 text:c="2"/></text:p>
          </table:table-cell>
          <table:table-cell office:value-type="float" office:value="0.002414472">
            <text:p>0.002414472</text:p>
          </table:table-cell>
          <table:table-cell office:value-type="float" office:value="0.002411798">
            <text:p>0.002411798</text:p>
          </table:table-cell>
          <table:table-cell office:value-type="float" office:value="1.215383">
            <text:p>1.21538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 text:c="2"/></text:p>
          </table:table-cell>
          <table:table-cell office:value-type="float" office:value="0.001905386">
            <text:p>0.001905386</text:p>
          </table:table-cell>
          <table:table-cell office:value-type="float" office:value="0.001902498">
            <text:p>0.001902498</text:p>
          </table:table-cell>
          <table:table-cell office:value-type="float" office:value="0.959781">
            <text:p>0.95978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<text:s text:c="2"/></text:p>
          </table:table-cell>
          <table:table-cell office:value-type="float" office:value="0.001462978">
            <text:p>0.001462978</text:p>
          </table:table-cell>
          <table:table-cell office:value-type="float" office:value="0.001460216">
            <text:p>0.001460216</text:p>
          </table:table-cell>
          <table:table-cell office:value-type="float" office:value="0.737771">
            <text:p>0.73777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 text:c="2"/></text:p>
          </table:table-cell>
          <table:table-cell office:value-type="float" office:value="0.001078952">
            <text:p>0.001078952</text:p>
          </table:table-cell>
          <table:table-cell office:value-type="float" office:value="0.00107616">
            <text:p>0.00107616</text:p>
          </table:table-cell>
          <table:table-cell office:value-type="float" office:value="0.544759">
            <text:p>0.54475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<text:s text:c="2"/></text:p>
          </table:table-cell>
          <table:table-cell office:value-type="float" office:value="0.00075866">
            <text:p>0.00075866</text:p>
          </table:table-cell>
          <table:table-cell office:value-type="float" office:value="0.000755942">
            <text:p>0.000755942</text:p>
          </table:table-cell>
          <table:table-cell office:value-type="float" office:value="0.383675">
            <text:p>0.38367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<text:s text:c="2"/></text:p>
          </table:table-cell>
          <table:table-cell office:value-type="float" office:value="0.000500304">
            <text:p>0.000500304</text:p>
          </table:table-cell>
          <table:table-cell office:value-type="float" office:value="0.000497572">
            <text:p>0.000497572</text:p>
          </table:table-cell>
          <table:table-cell office:value-type="float" office:value="0.2536">
            <text:p>0.253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<text:s text:c="2"/></text:p>
          </table:table-cell>
          <table:table-cell office:value-type="float" office:value="0.000302462">
            <text:p>0.000302462</text:p>
          </table:table-cell>
          <table:table-cell office:value-type="float" office:value="0.000299696">
            <text:p>0.000299696</text:p>
          </table:table-cell>
          <table:table-cell office:value-type="float" office:value="0.153703">
            <text:p>0.15370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 text:c="2"/></text:p>
          </table:table-cell>
          <table:table-cell office:value-type="float" office:value="0.00016711">
            <text:p>0.00016711</text:p>
          </table:table-cell>
          <table:table-cell office:value-type="float" office:value="0.000164292">
            <text:p>0.000164292</text:p>
          </table:table-cell>
          <table:table-cell office:value-type="float" office:value="0.085071">
            <text:p>0.0850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8">00/00/0000</text:date>, <text:time style:data-style-name="N2" text:time-value="0000-00-00T15:10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3-08-08T16:08:06</dc:date>
    <dc:creator>Michael Erdmann</dc:creator>
    <meta:generator>LibreOffice/3.6$Linux_X86_64 LibreOffice_project/360m1$Build-304</meta:generator>
    <meta:editing-duration>PT17M27S</meta:editing-duration>
    <meta:editing-cycles>6</meta:editing-cycles>
    <meta:document-statistic meta:table-count="1" meta:cell-count="3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min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669cm" svg:height="20.538cm" xlink:href=".." xlink:type="simple" chart:class="chart:scatter" chart:style-name="ch1">
        <chart:title svg:x="10.864cm" svg:y="0.34cm" chart:style-name="ch2">
          <text:p>Execution time vs. nbr of particles</text:p>
        </chart:title>
        <chart:subtitle svg:x="11.605cm" svg:y="1.161cm" chart:style-name="ch3">
          <text:p>Number of Workers: N=1,2,4,8</text:p>
        </chart:subtitle>
        <chart:legend chart:legend-position="end" svg:x="26.69cm" svg:y="9.223cm" style:legend-expansion="high" chart:style-name="ch4"/>
        <chart:plot-area chart:style-name="ch5" table:cell-range-address="Sheet1.A1:Sheet1.A18 Sheet1.E2:Sheet1.E18 Sheet1.A60:Sheet1.A60 Sheet1.E61:Sheet1.E77 Sheet1.A22:Sheet1.A22 Sheet1.E23:Sheet1.E39 Sheet1.A41:Sheet1.A41 Sheet1.E42:Sheet1.E58" chart:data-source-has-labels="row" svg:x="1.183cm" svg:y="2.09cm" svg:width="25.163cm" svg:height="17.344cm">
          <chartooo:coordinate-region svg:x="2.175cm" svg:y="2.29cm" svg:width="23.799cm" svg:height="16.497cm"/>
          <chart:axis chart:dimension="x" chart:name="primary-x" chart:style-name="ch6">
            <chart:title svg:x="12.754cm" svg:y="19.557cm" chart:style-name="ch7">
              <text:p>log(Particles)</text:p>
            </chart:title>
          </chart:axis>
          <chart:axis chart:dimension="y" chart:name="primary-y" chart:style-name="ch8">
            <chart:title svg:x="0.451cm" svg:y="12.208cm" chart:style-name="ch9">
              <text:p>log(Eexcution time)</text:p>
            </chart:title>
            <chart:grid chart:style-name="ch10" chart:class="major"/>
          </chart:axis>
          <chart:series chart:style-name="ch11" chart:values-cell-range-address="Sheet1.E2:Sheet1.E18" chart:label-cell-address="Sheet1.A1:Sheet1.A1" chart:class="chart:scatter">
            <chart:domain table:cell-range-address="Sheet1.A2:Sheet1.A18"/>
            <chart:data-point chart:repeated="17"/>
          </chart:series>
          <chart:series chart:style-name="ch12" chart:values-cell-range-address="Sheet1.E61:Sheet1.E77" chart:label-cell-address="Sheet1.A60:Sheet1.A60" chart:class="chart:scatter">
            <chart:domain table:cell-range-address="Sheet1.A61:Sheet1.A77"/>
            <chart:data-point chart:repeated="17"/>
          </chart:series>
          <chart:series chart:style-name="ch13" chart:values-cell-range-address="Sheet1.E23:Sheet1.E39" chart:label-cell-address="Sheet1.A22:Sheet1.A22" chart:class="chart:scatter">
            <chart:domain table:cell-range-address="Sheet1.A23:Sheet1.A39"/>
            <chart:data-point chart:repeated="17"/>
          </chart:series>
          <chart:series chart:style-name="ch14" chart:values-cell-range-address="Sheet1.E42:Sheet1.E58" chart:label-cell-address="Sheet1.A41:Sheet1.A41" chart:class="chart:scatter">
            <chart:domain table:cell-range-address="Sheet1.A42:Sheet1.A58"/>
            <chart:data-point chart:repeated="1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=4</text:p>
                <draw:g>
                  <svg:desc>Sheet1.A1:Sheet1.A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=1</text:p>
                <draw:g>
                  <svg:desc>Sheet1.A60:Sheet1.A6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=8</text:p>
                <draw:g>
                  <svg:desc>Sheet1.A22:Sheet1.A2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N=2</text:p>
                <draw:g>
                  <svg:desc>Sheet1.A41:Sheet1.A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Sheet1.A2:Sheet1.A18</svg:desc>
                </draw:g>
              </table:table-cell>
              <table:table-cell office:value-type="float" office:value="26.067342">
                <text:p>26.067342</text:p>
                <draw:g>
                  <svg:desc>Sheet1.E2:Sheet1.E18</svg:desc>
                </draw:g>
              </table:table-cell>
              <table:table-cell office:value-type="float" office:value="800">
                <text:p>800</text:p>
                <draw:g>
                  <svg:desc>Sheet1.A61:Sheet1.A77</svg:desc>
                </draw:g>
              </table:table-cell>
              <table:table-cell office:value-type="float" office:value="101.582958">
                <text:p>101.582958</text:p>
                <draw:g>
                  <svg:desc>Sheet1.E61:Sheet1.E77</svg:desc>
                </draw:g>
              </table:table-cell>
              <table:table-cell office:value-type="float" office:value="800">
                <text:p>800</text:p>
                <draw:g>
                  <svg:desc>Sheet1.A23:Sheet1.A39</svg:desc>
                </draw:g>
              </table:table-cell>
              <table:table-cell office:value-type="float" office:value="12.814592">
                <text:p>12.814592</text:p>
                <draw:g>
                  <svg:desc>Sheet1.E23:Sheet1.E39</svg:desc>
                </draw:g>
              </table:table-cell>
              <table:table-cell office:value-type="float" office:value="800">
                <text:p>800</text:p>
                <draw:g>
                  <svg:desc>Sheet1.A42:Sheet1.A58</svg:desc>
                </draw:g>
              </table:table-cell>
              <table:table-cell office:value-type="float" office:value="50.759848">
                <text:p>50.759848</text:p>
                <draw:g>
                  <svg:desc>Sheet1.E42:Sheet1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0">
                <text:p>700</text:p>
              </table:table-cell>
              <table:table-cell office:value-type="float" office:value="20.083123">
                <text:p>20.083123</text:p>
              </table:table-cell>
              <table:table-cell office:value-type="float" office:value="700">
                <text:p>700</text:p>
              </table:table-cell>
              <table:table-cell office:value-type="float" office:value="77.976418">
                <text:p>77.976418</text:p>
              </table:table-cell>
              <table:table-cell office:value-type="float" office:value="700">
                <text:p>700</text:p>
              </table:table-cell>
              <table:table-cell office:value-type="float" office:value="10.112502">
                <text:p>10.112502</text:p>
              </table:table-cell>
              <table:table-cell office:value-type="float" office:value="700">
                <text:p>700</text:p>
              </table:table-cell>
              <table:table-cell office:value-type="float" office:value="39.097392">
                <text:p>39.0973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0">
                <text:p>600</text:p>
              </table:table-cell>
              <table:table-cell office:value-type="float" office:value="14.804955">
                <text:p>14.804955</text:p>
              </table:table-cell>
              <table:table-cell office:value-type="float" office:value="600">
                <text:p>600</text:p>
              </table:table-cell>
              <table:table-cell office:value-type="float" office:value="57.291144">
                <text:p>57.291144</text:p>
              </table:table-cell>
              <table:table-cell office:value-type="float" office:value="600">
                <text:p>600</text:p>
              </table:table-cell>
              <table:table-cell office:value-type="float" office:value="8.447921">
                <text:p>8.447921</text:p>
              </table:table-cell>
              <table:table-cell office:value-type="float" office:value="600">
                <text:p>600</text:p>
              </table:table-cell>
              <table:table-cell office:value-type="float" office:value="28.820919">
                <text:p>28.8209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0.372058">
                <text:p>10.372058</text:p>
              </table:table-cell>
              <table:table-cell office:value-type="float" office:value="500">
                <text:p>500</text:p>
              </table:table-cell>
              <table:table-cell office:value-type="float" office:value="39.973768">
                <text:p>39.973768</text:p>
              </table:table-cell>
              <table:table-cell office:value-type="float" office:value="500">
                <text:p>500</text:p>
              </table:table-cell>
              <table:table-cell office:value-type="float" office:value="6.404977">
                <text:p>6.404977</text:p>
              </table:table-cell>
              <table:table-cell office:value-type="float" office:value="500">
                <text:p>500</text:p>
              </table:table-cell>
              <table:table-cell office:value-type="float" office:value="20.055623">
                <text:p>20.055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6.692927">
                <text:p>6.692927</text:p>
              </table:table-cell>
              <table:table-cell office:value-type="float" office:value="400">
                <text:p>400</text:p>
              </table:table-cell>
              <table:table-cell office:value-type="float" office:value="25.738711">
                <text:p>25.738711</text:p>
              </table:table-cell>
              <table:table-cell office:value-type="float" office:value="400">
                <text:p>400</text:p>
              </table:table-cell>
              <table:table-cell office:value-type="float" office:value="3.831685">
                <text:p>3.831685</text:p>
              </table:table-cell>
              <table:table-cell office:value-type="float" office:value="400">
                <text:p>400</text:p>
              </table:table-cell>
              <table:table-cell office:value-type="float" office:value="13.014284">
                <text:p>13.014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3.840491">
                <text:p>3.840491</text:p>
              </table:table-cell>
              <table:table-cell office:value-type="float" office:value="300">
                <text:p>300</text:p>
              </table:table-cell>
              <table:table-cell office:value-type="float" office:value="14.64855">
                <text:p>14.64855</text:p>
              </table:table-cell>
              <table:table-cell office:value-type="float" office:value="300">
                <text:p>300</text:p>
              </table:table-cell>
              <table:table-cell office:value-type="float" office:value="2.548686">
                <text:p>2.548686</text:p>
              </table:table-cell>
              <table:table-cell office:value-type="float" office:value="300">
                <text:p>300</text:p>
              </table:table-cell>
              <table:table-cell office:value-type="float" office:value="7.431293">
                <text:p>7.4312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.79183">
                <text:p>1.79183</text:p>
              </table:table-cell>
              <table:table-cell office:value-type="float" office:value="200">
                <text:p>200</text:p>
              </table:table-cell>
              <table:table-cell office:value-type="float" office:value="6.688118">
                <text:p>6.688118</text:p>
              </table:table-cell>
              <table:table-cell office:value-type="float" office:value="200">
                <text:p>200</text:p>
              </table:table-cell>
              <table:table-cell office:value-type="float" office:value="1.386261">
                <text:p>1.386261</text:p>
              </table:table-cell>
              <table:table-cell office:value-type="float" office:value="200">
                <text:p>200</text:p>
              </table:table-cell>
              <table:table-cell office:value-type="float" office:value="3.407607">
                <text:p>3.407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.550478">
                <text:p>0.550478</text:p>
              </table:table-cell>
              <table:table-cell office:value-type="float" office:value="100">
                <text:p>100</text:p>
              </table:table-cell>
              <table:table-cell office:value-type="float" office:value="1.816543">
                <text:p>1.816543</text:p>
              </table:table-cell>
              <table:table-cell office:value-type="float" office:value="100">
                <text:p>100</text:p>
              </table:table-cell>
              <table:table-cell office:value-type="float" office:value="0.34131">
                <text:p>0.34131</text:p>
              </table:table-cell>
              <table:table-cell office:value-type="float" office:value="100">
                <text:p>100</text:p>
              </table:table-cell>
              <table:table-cell office:value-type="float" office:value="0.954711">
                <text:p>0.954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438439">
                <text:p>0.438439</text:p>
              </table:table-cell>
              <table:table-cell office:value-type="float" office:value="90">
                <text:p>90</text:p>
              </table:table-cell>
              <table:table-cell office:value-type="float" office:value="1.500146">
                <text:p>1.500146</text:p>
              </table:table-cell>
              <table:table-cell office:value-type="float" office:value="90">
                <text:p>90</text:p>
              </table:table-cell>
              <table:table-cell office:value-type="float" office:value="0.308696">
                <text:p>0.308696</text:p>
              </table:table-cell>
              <table:table-cell office:value-type="float" office:value="90">
                <text:p>90</text:p>
              </table:table-cell>
              <table:table-cell office:value-type="float" office:value="0.802087">
                <text:p>0.802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393812">
                <text:p>0.393812</text:p>
              </table:table-cell>
              <table:table-cell office:value-type="float" office:value="80">
                <text:p>80</text:p>
              </table:table-cell>
              <table:table-cell office:value-type="float" office:value="1.215383">
                <text:p>1.215383</text:p>
              </table:table-cell>
              <table:table-cell office:value-type="float" office:value="80">
                <text:p>80</text:p>
              </table:table-cell>
              <table:table-cell office:value-type="float" office:value="0.290691">
                <text:p>0.290691</text:p>
              </table:table-cell>
              <table:table-cell office:value-type="float" office:value="80">
                <text:p>80</text:p>
              </table:table-cell>
              <table:table-cell office:value-type="float" office:value="0.664451">
                <text:p>0.664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0">
                <text:p>70</text:p>
              </table:table-cell>
              <table:table-cell office:value-type="float" office:value="0.385079">
                <text:p>0.385079</text:p>
              </table:table-cell>
              <table:table-cell office:value-type="float" office:value="70">
                <text:p>70</text:p>
              </table:table-cell>
              <table:table-cell office:value-type="float" office:value="0.959781">
                <text:p>0.959781</text:p>
              </table:table-cell>
              <table:table-cell office:value-type="float" office:value="70">
                <text:p>70</text:p>
              </table:table-cell>
              <table:table-cell office:value-type="float" office:value="0.233">
                <text:p>0.233</text:p>
              </table:table-cell>
              <table:table-cell office:value-type="float" office:value="70">
                <text:p>70</text:p>
              </table:table-cell>
              <table:table-cell office:value-type="float" office:value="0.521254">
                <text:p>0.5212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256073">
                <text:p>0.256073</text:p>
              </table:table-cell>
              <table:table-cell office:value-type="float" office:value="60">
                <text:p>60</text:p>
              </table:table-cell>
              <table:table-cell office:value-type="float" office:value="0.737771">
                <text:p>0.737771</text:p>
              </table:table-cell>
              <table:table-cell office:value-type="float" office:value="60">
                <text:p>60</text:p>
              </table:table-cell>
              <table:table-cell office:value-type="float" office:value="0.21329">
                <text:p>0.21329</text:p>
              </table:table-cell>
              <table:table-cell office:value-type="float" office:value="60">
                <text:p>60</text:p>
              </table:table-cell>
              <table:table-cell office:value-type="float" office:value="0.4212">
                <text:p>0.4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219093">
                <text:p>0.219093</text:p>
              </table:table-cell>
              <table:table-cell office:value-type="float" office:value="50">
                <text:p>50</text:p>
              </table:table-cell>
              <table:table-cell office:value-type="float" office:value="0.544759">
                <text:p>0.544759</text:p>
              </table:table-cell>
              <table:table-cell office:value-type="float" office:value="50">
                <text:p>50</text:p>
              </table:table-cell>
              <table:table-cell office:value-type="float" office:value="0.351272">
                <text:p>0.351272</text:p>
              </table:table-cell>
              <table:table-cell office:value-type="float" office:value="50">
                <text:p>50</text:p>
              </table:table-cell>
              <table:table-cell office:value-type="float" office:value="0.30684">
                <text:p>0.306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0.165053">
                <text:p>0.165053</text:p>
              </table:table-cell>
              <table:table-cell office:value-type="float" office:value="40">
                <text:p>40</text:p>
              </table:table-cell>
              <table:table-cell office:value-type="float" office:value="0.383675">
                <text:p>0.383675</text:p>
              </table:table-cell>
              <table:table-cell office:value-type="float" office:value="40">
                <text:p>40</text:p>
              </table:table-cell>
              <table:table-cell office:value-type="float" office:value="0.255807">
                <text:p>0.255807</text:p>
              </table:table-cell>
              <table:table-cell office:value-type="float" office:value="40">
                <text:p>40</text:p>
              </table:table-cell>
              <table:table-cell office:value-type="float" office:value="0.218238">
                <text:p>0.218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145221">
                <text:p>0.145221</text:p>
              </table:table-cell>
              <table:table-cell office:value-type="float" office:value="30">
                <text:p>30</text:p>
              </table:table-cell>
              <table:table-cell office:value-type="float" office:value="0.2536">
                <text:p>0.2536</text:p>
              </table:table-cell>
              <table:table-cell office:value-type="float" office:value="30">
                <text:p>30</text:p>
              </table:table-cell>
              <table:table-cell office:value-type="float" office:value="0.206834">
                <text:p>0.206834</text:p>
              </table:table-cell>
              <table:table-cell office:value-type="float" office:value="30">
                <text:p>30</text:p>
              </table:table-cell>
              <table:table-cell office:value-type="float" office:value="0.195892">
                <text:p>0.1958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100519">
                <text:p>0.100519</text:p>
              </table:table-cell>
              <table:table-cell office:value-type="float" office:value="20">
                <text:p>20</text:p>
              </table:table-cell>
              <table:table-cell office:value-type="float" office:value="0.153703">
                <text:p>0.153703</text:p>
              </table:table-cell>
              <table:table-cell office:value-type="float" office:value="20">
                <text:p>20</text:p>
              </table:table-cell>
              <table:table-cell office:value-type="float" office:value="0.22074">
                <text:p>0.22074</text:p>
              </table:table-cell>
              <table:table-cell office:value-type="float" office:value="20">
                <text:p>20</text:p>
              </table:table-cell>
              <table:table-cell office:value-type="float" office:value="0.094646">
                <text:p>0.0946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83459">
                <text:p>0.083459</text:p>
              </table:table-cell>
              <table:table-cell office:value-type="float" office:value="10">
                <text:p>10</text:p>
              </table:table-cell>
              <table:table-cell office:value-type="float" office:value="0.085071">
                <text:p>0.085071</text:p>
              </table:table-cell>
              <table:table-cell office:value-type="float" office:value="10">
                <text:p>10</text:p>
              </table:table-cell>
              <table:table-cell office:value-type="float" office:value="0.16656">
                <text:p>0.16656</text:p>
              </table:table-cell>
              <table:table-cell office:value-type="float" office:value="10">
                <text:p>10</text:p>
              </table:table-cell>
              <table:table-cell office:value-type="float" office:value="0.065146">
                <text:p>0.0651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xmlns:chartooo="http://openoffice.org/2010/chart" office:version="1.2">
  <office:meta>
    <meta:generator>LibreOffice/3.6$Linux_X86_64 LibreOffice_project/360m1$Build-30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